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color="#c9211e" loext:opacity="100%" fo:font-weight="bold" style:font-weight-asian="bold" style:font-weight-complex="bold"/>
    </style:style>
    <style:style style:name="P5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P6" style:family="paragraph" style:parent-style-name="Standard"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officeooo:rsid="001ad7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eaningRobot</text:p>
      <text:p text:style-name="Standard"><text:tab/><text:tab/> <text:s/></text:p>
      <text:p text:style-name="P3">Initialized with (ID, </text:p>
      <text:p text:style-name="P3"><text:tab/><text:tab/> <text:s/>listening port for communication with the other robots,</text:p>
      <text:p text:style-name="P3"><text:tab/><text:tab/> <text:s/>AdminServer address)</text:p>
      <text:p text:style-name="P3"/>
      <text:p text:style-name="P3">Registration through <text:span text:style-name="T2">AdminServer</text:span>, </text:p>
      <text:p text:style-name="P3">if successful receives (startingPos, otherRobots : [(ID, address, portNumber)])</text:p>
      <text:p text:style-name="Standard"/>
      <text:p text:style-name="Standard">------------------------------------</text:p>
      <text:p text:style-name="Standard"/>
      <text:p text:style-name="Standard">... air pollution sensor started (launch Simulator thread that produces measurements)</text:p>
      <text:p text:style-name="Standard"/>
      <text:p text:style-name="Standard"><text:tab/>Simulator :</text:p>
      <text:p text:style-name="Standard"><text:tab/></text:p>
      <text:p text:style-name="Standard"><text:tab/>periodically produces a PM10 measurement (PM10Value, measurementTimestamp)</text:p>
      <text:p text:style-name="Standard"><text:tab/></text:p>
      <text:p text:style-name="Standard"><text:tab/>Measurements are added to a proper data structure.</text:p>
      <text:p text:style-name="Standard"><text:tab/>We only provide its interface (Buffer) that exposes two methods:</text:p>
      <text:p text:style-name="Standard"><text:tab/><text:tab/>void add(Measurement m)</text:p>
      <text:p text:style-name="Standard"><text:tab/><text:tab/>List &lt;Measurement&gt; readAllAndClean()</text:p>
      <text:p text:style-name="Standard"><text:tab/>It is necessary to create a class that implements this interface.</text:p>
      <text:p text:style-name="Standard"><text:tab/>Simulation thread uses add(Measurement m) to fill the data structure.</text:p>
      <text:p text:style-name="Standard"><text:tab/>readAllAndClean() must be used to obtain the measurements stored in the data structure</text:p>
      <text:p text:style-name="Standard"><text:tab/>At the end of a read operation, readAllAndClean() makes room for new measurements.</text:p>
      <text:p text:style-name="Standard"><text:tab/></text:p>
      <text:p text:style-name="Standard"><text:tab/>You must process sensor data through the sliding window technique.</text:p>
      <text:p text:style-name="Standard"><text:tab/>You must consider a buffer of 8 measurements, with an overlap factor of 50%. </text:p>
      <text:p text:style-name="Standard"><text:tab/>When the dimension of the buffer is equal to 8 measurements, </text:p>
      <text:p text:style-name="Standard"><text:tab/>you must compute the average of these 8 measurements.</text:p>
      <text:p text:style-name="Standard"><text:tab/></text:p>
      <text:p text:style-name="Standard"/>
      <text:p text:style-name="P3">... presents itself to otherRobots, if there are, by sending them its position</text:p>
      <text:p text:style-name="Standard"/>
      <text:p text:style-name="Standard">... air pollution sensor ---MQTTbroker--&gt; AdminServer</text:p>
      <text:p text:style-name="Standard"><text:s text:c="4"/>connect as a publisher to the MQTT topic of its district : greenfield/pollution/district{i}</text:p>
      <text:p text:style-name="Standard"><text:s text:c="4"/></text:p>
      <text:p text:style-name="Standard"><text:tab/>every 15s : send to AdminServer the list of the averages of the air pollution</text:p>
      <text:p text:style-name="Standard"><text:tab/><text:tab/> <text:s text:c="3"/>measurements computed after the last communication with the server.</text:p>
      <text:p text:style-name="Standard"><text:tab/><text:tab/> <text:s text:c="3"/>Sent associated with (ID, timestamp in which the list was computed)</text:p>
      <text:p text:style-name="Standard"/>
      <text:p text:style-name="Standard">------------------------------------</text:p>
      <text:p text:style-name="Standard"/>
      <text:p text:style-name="P4">... maintenance ...</text:p>
      <text:p text:style-name="Standard"/>
      <text:p text:style-name="Standard"><text:tab/>all the communications between robots must be handled through gRPC</text:p>
      <text:p text:style-name="Standard"/>
      <text:p text:style-name="Standard"><text:tab/>maintenance accessibile only by a single cleaning robot at a time</text:p>
      <text:p text:style-name="Standard"><text:tab/>maintenance operation is a 10s Thread.sleep</text:p>
      <text:p text:style-name="Standard"><text:tab/></text:p>
      <text:p text:style-name="Standard"><text:tab/><text:tab/> <text:s/>every 10s : robot needs maintenance with a 10% chance</text:p>
      <text:p text:style-name="Standard"><text:tab/>input "fix" on CLI : robot needs maintenance</text:p>
      <text:p text:style-name="Standard"><text:soft-page-break/><text:tab/></text:p>
      <text:p text:style-name="Standard"><text:tab/>maintenance coordinated with a distributed algo for mutual exclusion (Ricart Agrawala?)</text:p>
      <text:p text:style-name="Standard"><text:tab/>You have to handle critical issues, </text:p>
      <text:p text:style-name="Standard"><text:tab/>like the insertion/removal of a robot during algo execution.</text:p>
      <text:p text:style-name="Standard"><text:tab/></text:p>
      <text:p text:style-name="Standard"><text:tab/>Assume<text:tab/>- clocks of the robots are properly synchronized </text:p>
      <text:p text:style-name="Standard"><text:tab/><text:tab/><text:tab/>- timestamps of their requests will never be the same</text:p>
      <text:p text:style-name="Standard"/>
      <text:p text:style-name="Standard">------------------------------------</text:p>
      <text:p text:style-name="Standard"/>
      <text:p text:style-name="P4">... leaving Greenfield ...</text:p>
      <text:p text:style-name="Standard"/>
      <text:p text:style-name="P6"><text:tab/> <text:s/>controlled termination (input "quit" on CLI) : </text:p>
      <text:p text:style-name="P6"><text:tab/> <text:s/><text:tab/></text:p>
      <text:p text:style-name="P6"><text:tab/> <text:s/><text:tab/>- robot completes maintenance operation </text:p>
      <text:p text:style-name="P6"><text:tab/> <text:s/><text:tab/>- robot notifies otherRobots</text:p>
      <text:p text:style-name="P6"><text:tab/> <text:s/><text:tab/>- robot requests AdminServer to leave</text:p>
      <text:p text:style-name="Standard"><text:tab/> <text:s/></text:p>
      <text:p text:style-name="Standard"><text:tab/>uncontrolled termination (ex. stop robot process)</text:p>
      <text:p text:style-name="Standard"><text:tab/></text:p>
      <text:p text:style-name="Standard"><text:tab/><text:tab/>- otherRobots must have a mechanism that allows them to </text:p>
      <text:p text:style-name="Standard"><text:tab/><text:tab/> <text:s/>detect this event in order to inform AdminServer<text:tab/><text:tab/> <text:s/></text:p>
      <text:p text:style-name="Standard"/>
      <text:p text:style-name="Standard"/>
      <text:p text:style-name="P1"><text:span text:style-name="T1">MQTTbroker</text:span> <text:s/><text:span text:style-name="T3">(</text:span>online at tcp://localhost:1883<text:span text:style-name="T3">)</text:span></text:p>
      <text:p text:style-name="Standard"/>
      <text:p text:style-name="Standard"><text:tab/><text:tab/></text:p>
      <text:p text:style-name="P2">AdminServer</text:p>
      <text:p text:style-name="Standard"/>
      <text:p text:style-name="P4">... collect and analyses air pollution</text:p>
      <text:p text:style-name="Standard"><text:tab/><text:tab/> <text:s/></text:p>
      <text:p text:style-name="Standard">Subscribes to greenfield/pollution/district[1,2,3,4] to receive measurement from each district</text:p>
      <text:p text:style-name="Standard">Measurements stored in proper data structures that will be used to perform subsequent analyses</text:p>
      <text:p text:style-name="Standard"><text:tab/><text:tab/> <text:s/></text:p>
      <text:p text:style-name="Standard"><text:tab/><text:tab/> <text:s/><text:tab/><text:tab/></text:p>
      <text:p text:style-name="P4">... provides different REST interfaces for:</text:p>
      <text:p text:style-name="P4"/>
      <text:p text:style-name="P5">- managing the robot network (INSERTION, registration)</text:p>
      <text:p text:style-name="P3"/>
      <text:p text:style-name="P3"><text:tab/>Stores for each robot joining Greenfield</text:p>
      <text:p text:style-name="P3"><text:tab/>(ID, </text:p>
      <text:p text:style-name="P3"><text:tab/> IP address (ex. localhost),</text:p>
      <text:p text:style-name="P3"><text:tab/> listening port for communication with the other robots)</text:p>
      <text:p text:style-name="P3"><text:tab/> </text:p>
      <text:p text:style-name="P3"><text:tab/> A robot can be added only if there are no other robots with same ID</text:p>
      <text:p text:style-name="P3"><text:tab/> </text:p>
      <text:p text:style-name="P3"><text:tab/> Server assignes to each joining robot a random startingPos in one of the districts</text:p>
      <text:p text:style-name="P3"><text:tab/> There can be more robots in the same grid cell of the smart city. </text:p>
      <text:p text:style-name="P3"><text:tab/> District must be chosen so that the robots are uniformly distributed</text:p>
      <text:p text:style-name="P3"><text:tab/> </text:p>
      <text:p text:style-name="P3"><text:tab/> If the insertion succeds AdminServer returns </text:p>
      <text:p text:style-name="P3"><text:tab/> (startingPos, otherRobots : [(ID, address, portNumber)])</text:p>
      <text:p text:style-name="Standard"><text:soft-page-break/></text:p>
      <text:p text:style-name="Standard"><text:tab/> </text:p>
      <text:p text:style-name="P4">- managing the robot network (REMOVAL)</text:p>
      <text:p text:style-name="Standard"/>
      <text:p text:style-name="Standard"><text:tab/>Remove robot from the data structure representing the smart city when</text:p>
      <text:p text:style-name="Standard"><text:tab/></text:p>
      <text:p text:style-name="Standard"><text:tab/>- robot requests the AdminServer to leave</text:p>
      <text:p text:style-name="Standard"><text:tab/>- one of the robots informs AdminServer that a certain robot </text:p>
      <text:p text:style-name="Standard"><text:s text:c="10"/>left the system in an uncontrolled way</text:p>
      <text:p text:style-name="Standard"><text:tab/></text:p>
      <text:p text:style-name="Standard"/>
      <text:p text:style-name="P4">- enabling AdminClient to execute queries on the air pollution levels</text:p>
      <text:p text:style-name="Standard"/>
      <text:p text:style-name="Standard"><text:tab/>When requested by the AdminClient, AdminServer must be able to compute:</text:p>
      <text:p text:style-name="Standard"><text:tab/></text:p>
      <text:p text:style-name="Standard"><text:tab/>- list of the robots currently in the city</text:p>
      <text:p text:style-name="Standard"><text:tab/>- avg of the last n air pollution levels sent to the server by a given robot</text:p>
      <text:p text:style-name="Standard"><text:tab/>- avg of the air pollution levels sent by all the robots to the server </text:p>
      <text:p text:style-name="Standard"><text:s text:c="2"/><text:tab/> <text:s/>and occurred from timestamps t1 and t2</text:p>
      <text:p text:style-name="Standard"/>
      <text:p text:style-name="Standard"/>
      <text:p text:style-name="P2">AdminClient</text:p>
      <text:p text:style-name="Standard"/>
      <text:p text:style-name="Standard">CLI that enables interacting with the REST interface provided by the AdminServer. </text:p>
      <text:p text:style-name="Standard">Print menu to select one of the services offered by the AdminServer </text:p>
      <text:p text:style-name="Standard">and to enter possible required parameter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t is possible to assume that no nodes behave maliciously. </text:p>
      <text:p text:style-name="Standard">On the contrary, you should handle possible errors in data entered by the user. </text:p>
      <text:p text:style-name="Standard">Furthermore, the code must be robust: all possible exceptions must be handled correctly.</text:p>
      <text:p text:style-name="Standard">Any necessary synchronization data structures (ex. lock, semaphores, or shared buffers) </text:p>
      <text:p text:style-name="Standard">should be implemented from scratch.</text:p>
      <text:p text:style-name="Standard">If broadcast communications are required among robots, these must be carried</text:p>
      <text:p text:style-name="Standard">out in parallel and not sequentia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2:55:38.469769163</meta:creation-date>
    <dc:date>2023-05-01T14:32:09.754888974</dc:date>
    <meta:editing-duration>PT5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111" meta:word-count="721" meta:character-count="4920" meta:non-whitespace-character-count="4097"/>
  </office:meta>
</office:document-meta>
</file>